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8f8b" officeooo:paragraph-rsid="00198f8b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98f8b" officeooo:paragraph-rsid="00198f8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9a1b7" officeooo:paragraph-rsid="0019a1b7"/>
    </style:style>
    <style:style style:name="P4" style:family="paragraph" style:parent-style-name="Standard">
      <style:paragraph-properties fo:text-align="justify" style:justify-single-word="false"/>
      <style:text-properties officeooo:rsid="001bdffb" officeooo:paragraph-rsid="001bdffb"/>
    </style:style>
    <style:style style:name="P5" style:family="paragraph" style:parent-style-name="Standard">
      <style:paragraph-properties fo:text-align="justify" style:justify-single-word="false"/>
      <style:text-properties style:font-name="Courier 10 Pitch" officeooo:rsid="001bdffb" officeooo:paragraph-rsid="001bdffb"/>
    </style:style>
    <style:style style:name="P6" style:family="paragraph" style:parent-style-name="Standard">
      <style:paragraph-properties fo:text-align="justify" style:justify-single-word="false"/>
      <style:text-properties style:font-name="Courier 10 Pitch" officeooo:rsid="001c5e16" officeooo:paragraph-rsid="001c5e16"/>
    </style:style>
    <style:style style:name="P7" style:family="paragraph" style:parent-style-name="Standard">
      <style:paragraph-properties fo:text-align="justify" style:justify-single-word="false"/>
      <style:text-properties style:font-name="Courier 10 Pitch" officeooo:rsid="001f8b15" officeooo:paragraph-rsid="001f8b15"/>
    </style:style>
    <style:style style:name="P8" style:family="paragraph" style:parent-style-name="Standard">
      <style:paragraph-properties fo:text-align="justify" style:justify-single-word="false"/>
      <style:text-properties style:font-name="Courier 10 Pitch" officeooo:rsid="00211aea" officeooo:paragraph-rsid="00211aea"/>
    </style:style>
    <style:style style:name="P9" style:family="paragraph" style:parent-style-name="Standard">
      <style:paragraph-properties fo:text-align="justify" style:justify-single-word="false"/>
      <style:text-properties style:font-name="Courier 10 Pitch" officeooo:rsid="002181aa" officeooo:paragraph-rsid="002181aa"/>
    </style:style>
    <style:style style:name="P10" style:family="paragraph" style:parent-style-name="Standard">
      <style:paragraph-properties fo:text-align="justify" style:justify-single-word="false"/>
      <style:text-properties officeooo:rsid="001c5e16" officeooo:paragraph-rsid="001c5e16"/>
    </style:style>
    <style:style style:name="P11" style:family="paragraph" style:parent-style-name="Standard">
      <style:paragraph-properties fo:text-align="justify" style:justify-single-word="false"/>
      <style:text-properties fo:color="#00cc00" officeooo:rsid="001c5e16" officeooo:paragraph-rsid="001c5e16"/>
    </style:style>
    <style:style style:name="P12" style:family="paragraph" style:parent-style-name="Standard">
      <style:paragraph-properties fo:text-align="justify" style:justify-single-word="false"/>
      <style:text-properties officeooo:rsid="001f8b15" officeooo:paragraph-rsid="001f8b15"/>
    </style:style>
    <style:style style:name="P13" style:family="paragraph" style:parent-style-name="Standard">
      <style:paragraph-properties fo:text-align="justify" style:justify-single-word="false"/>
      <style:text-properties officeooo:rsid="001fbf24" officeooo:paragraph-rsid="001fbf24"/>
    </style:style>
    <style:style style:name="P14" style:family="paragraph" style:parent-style-name="Standard">
      <style:paragraph-properties fo:text-align="justify" style:justify-single-word="false"/>
      <style:text-properties officeooo:rsid="002181aa" officeooo:paragraph-rsid="002181aa"/>
    </style:style>
    <style:style style:name="P15" style:family="paragraph" style:parent-style-name="Standard">
      <style:paragraph-properties fo:text-align="justify" style:justify-single-word="false"/>
      <style:text-properties style:font-name="Courier 10 Pitch" officeooo:rsid="002181aa" officeooo:paragraph-rsid="002181aa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2181aa" officeooo:paragraph-rsid="0023693f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rsid="0026fa2e" officeooo:paragraph-rsid="0026fa2e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26fa2e" officeooo:paragraph-rsid="002b3ebf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rsid="002af554" officeooo:paragraph-rsid="002af55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2b3ebf" officeooo:paragraph-rsid="002b3ebf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2be762" officeooo:paragraph-rsid="002be762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bold" officeooo:rsid="002be762" officeooo:paragraph-rsid="002be762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2f383b" officeooo:paragraph-rsid="002f383b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3010f6" officeooo:paragraph-rsid="003010f6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3424ce" officeooo:paragraph-rsid="003424ce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35534d" officeooo:paragraph-rsid="0035534d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372a02" officeooo:paragraph-rsid="00372a02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38a37e" officeooo:paragraph-rsid="0038a37e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3fe92d" officeooo:paragraph-rsid="003fe92d"/>
    </style:style>
    <style:style style:name="P30" style:family="paragraph" style:parent-style-name="Standard">
      <style:paragraph-properties fo:text-align="justify" style:justify-single-word="false"/>
      <style:text-properties style:font-name="Liberation Serif" officeooo:rsid="00408976" officeooo:paragraph-rsid="00408976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42f92a" officeooo:paragraph-rsid="0042f92a"/>
    </style:style>
    <style:style style:name="P32" style:family="paragraph" style:parent-style-name="Standard">
      <style:paragraph-properties fo:text-align="justify" style:justify-single-word="false"/>
      <style:text-properties style:font-name="Courier 10 Pitch" officeooo:rsid="002af554" officeooo:paragraph-rsid="002af554"/>
    </style:style>
    <style:style style:name="P33" style:family="paragraph" style:parent-style-name="Standard">
      <style:paragraph-properties fo:text-align="justify" style:justify-single-word="false"/>
      <style:text-properties style:font-name="Courier 10 Pitch" officeooo:rsid="002f383b" officeooo:paragraph-rsid="002f383b"/>
    </style:style>
    <style:style style:name="P34" style:family="paragraph" style:parent-style-name="Standard">
      <style:paragraph-properties fo:text-align="justify" style:justify-single-word="false"/>
      <style:text-properties style:font-name="Courier 10 Pitch" officeooo:rsid="003424ce" officeooo:paragraph-rsid="003424ce"/>
    </style:style>
    <style:style style:name="P35" style:family="paragraph" style:parent-style-name="Standard">
      <style:paragraph-properties fo:text-align="justify" style:justify-single-word="false"/>
      <style:text-properties style:font-name="Courier 10 Pitch" officeooo:rsid="00372a02" officeooo:paragraph-rsid="00372a02"/>
    </style:style>
    <style:style style:name="P36" style:family="paragraph" style:parent-style-name="Standard">
      <style:paragraph-properties fo:text-align="justify" style:justify-single-word="false"/>
      <style:text-properties style:font-name="Courier 10 Pitch" officeooo:rsid="003fe92d" officeooo:paragraph-rsid="003fe92d"/>
    </style:style>
    <style:style style:name="P37" style:family="paragraph" style:parent-style-name="Standard">
      <style:paragraph-properties fo:text-align="justify" style:justify-single-word="false"/>
      <style:text-properties style:font-name="Courier 10 Pitch" officeooo:rsid="0040cc4d" officeooo:paragraph-rsid="0040cc4d"/>
    </style:style>
    <style:style style:name="T1" style:family="text">
      <style:text-properties officeooo:rsid="001a10c0"/>
    </style:style>
    <style:style style:name="T2" style:family="text">
      <style:text-properties officeooo:rsid="001c5e16"/>
    </style:style>
    <style:style style:name="T3" style:family="text">
      <style:text-properties officeooo:rsid="00211aea"/>
    </style:style>
    <style:style style:name="T4" style:family="text">
      <style:text-properties officeooo:rsid="00229b88"/>
    </style:style>
    <style:style style:name="T5" style:family="text">
      <style:text-properties officeooo:rsid="002369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693f" style:font-weight-asian="bold" style:font-weight-complex="bold"/>
    </style:style>
    <style:style style:name="T8" style:family="text">
      <style:text-properties officeooo:rsid="002b0995"/>
    </style:style>
    <style:style style:name="T9" style:family="text">
      <style:text-properties style:font-name="Courier 10 Pitch"/>
    </style:style>
    <style:style style:name="T10" style:family="text">
      <style:text-properties officeooo:rsid="002d7fef"/>
    </style:style>
    <style:style style:name="T11" style:family="text">
      <style:text-properties officeooo:rsid="0031549d"/>
    </style:style>
    <style:style style:name="T12" style:family="text">
      <style:text-properties fo:color="#00cc00" officeooo:rsid="0031549d"/>
    </style:style>
    <style:style style:name="T13" style:family="text">
      <style:text-properties officeooo:rsid="003a4193"/>
    </style:style>
    <style:style style:name="T14" style:family="text">
      <style:text-properties officeooo:rsid="003e4fb3"/>
    </style:style>
    <style:style style:name="T15" style:family="text">
      <style:text-properties officeooo:rsid="004365a1"/>
    </style:style>
    <style:style style:name="T16" style:family="text">
      <style:text-properties officeooo:rsid="0046f41d"/>
    </style:style>
    <style:style style:name="T17" style:family="text">
      <style:text-properties officeooo:rsid="00495e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рганизация структуры проекта для обработки программой автоматической генерации проектов CMake.</text:p>
      <text:p text:style-name="P1"/>
      <text:p text:style-name="P3">Предположим, наш проект состоит из двух подпроектов — библиотеки (LibProject) и исполняемого файла (MainProject). <text:span text:style-name="T1">Соответствующая структура каталогов имеет вид:</text:span></text:p>
      <text:p text:style-name="P5">root</text:p>
      <text:p text:style-name="P5">|-MainProject</text:p>
      <text:p text:style-name="P5">| |-inc</text:p>
      <text:p text:style-name="P5">| | '-main.h</text:p>
      <text:p text:style-name="P5">| |-src</text:p>
      <text:p text:style-name="P5">| | |-main.cpp</text:p>
      <text:p text:style-name="P5">| | '-CMakeLists.txt</text:p>
      <text:p text:style-name="P5">| '-CMakeLists.txt </text:p>
      <text:p text:style-name="P5">|-LibProject</text:p>
      <text:p text:style-name="P5">| |-inc</text:p>
      <text:p text:style-name="P5">| | '-test.h</text:p>
      <text:p text:style-name="P5">| |-src</text:p>
      <text:p text:style-name="P5">| | |-test.cpp</text:p>
      <text:p text:style-name="P5">| | '-CMakeLists.txt</text:p>
      <text:p text:style-name="P5">| '-CMakeLists.txt</text:p>
      <text:p text:style-name="P5">'-CMakeLists.txt</text:p>
      <text:p text:style-name="P4"/>
      <text:p text:style-name="P4">Содержимое <text:span text:style-name="T2">root/CMakeLists.txt:</text:span></text:p>
      <text:p text:style-name="P6">project(MyProject)</text:p>
      <text:p text:style-name="P6">add_subdirectory(LibProject/src)</text:p>
      <text:p text:style-name="P6">add_subdirectory(MainProject/src)</text:p>
      <text:p text:style-name="P10"/>
      <text:p text:style-name="P12">Содержимое LibProject/src/CMakeLists.txt</text:p>
      <text:p text:style-name="P7">include_directories(${PROJECT_S<text:span text:style-name="T3">OU</text:span>RC<text:span text:style-name="T3">E</text:span>_DIR}/LibProject/inc/</text:p>
      <text:p text:style-name="P7">add_library(LibProject test.cpp)</text:p>
      <text:p text:style-name="P12"/>
      <text:p text:style-name="P13">Содержимое MainProject/src/CMakeLists.txt</text:p>
      <text:p text:style-name="P8">include_directories(${PROJECT_SOURCE_DIR}/LibProject/inc/</text:p>
      <text:p text:style-name="P8">add_executable(MainProject main.cpp)</text:p>
      <text:p text:style-name="P8">target_link_libraries(MainProject LibProject)</text:p>
      <text:p text:style-name="P10"/>
      <text:p text:style-name="P11">NB: делаем важный вывод — CMakeLists.txt должен лежать в одном каталоге с исходниками <text:span text:style-name="T3">(.c, .cpp)</text:span>! И если у нас много директорий с исходниками, то столько же будет и CMakeLists.txt. Создание одного единственного CMakeLists.txt — не правильный путь! <text:span text:style-name="T4">В каждом подкаталоге с исходниками, соответственно, должна быть цель, которая линкуется к выходному исполняемому файлу. Данная цель представляет собой объектный файл (см. далее) или статическую библиотеку.</text:span></text:p>
      <text:p text:style-name="P10"/>
      <text:p text:style-name="P14">Порядок сборки:</text:p>
      <text:p text:style-name="P9">$ cd root</text:p>
      <text:p text:style-name="P9">$ mkdir build</text:p>
      <text:p text:style-name="P9">$ cd build</text:p>
      <text:p text:style-name="P9">$ cmake ..</text:p>
      <text:p text:style-name="P9">$ make</text:p>
      <text:p text:style-name="P16"/>
      <text:p text:style-name="P16"/>
      <text:p text:style-name="P16"><text:soft-page-break/><text:span text:style-name="T7">Объектные цели</text:span><text:span text:style-name="T5">.</text:span></text:p>
      <text:p text:style-name="P17"><text:span text:style-name="T6">Введение</text:span>.</text:p>
      <text:p text:style-name="P17"><text:tab/>CMake 2.8.8 вводит тип библиотеки «OBJECT», которая может быть создана с помощью add_library:</text:p>
      <text:p text:style-name="P32">add_library(myObjects OBJECT a.c b.c)</text:p>
      <text:p text:style-name="P19"/>
      <text:p text:style-name="P18"><text:tab/><text:span text:style-name="T8">CMake генерирует правила для компиляции исходников в объектные файлы, но не компонует их в архив или в файл библиотеки. Вместо этого, объектные файлы могут быть включены в другие цели, создаваемые командами add_library или add_executable путем перечисления объектных библиотек как исходников с помощью специального синтаксиса:</text:span></text:p>
      <text:p text:style-name="P20"><text:span text:style-name="T9">$&lt;TARGET_OBJECTS:objlib&gt;</text:span>, где objlib — имя объектной библиотеки.</text:p>
      <text:p text:style-name="P20"/>
      <text:p text:style-name="P22">Мотивация.</text:p>
      <text:p text:style-name="P21"><text:tab/>Рассмотрим проект, который компилирует большое количество файлов исходного кода, и компонует их в единую библиотеку. <text:span text:style-name="T10">Один из подходов состоит в том, чтобы перечислить все исходники в одном вызове add_library:</text:span></text:p>
      <text:p text:style-name="P33"># CMakeLists.txt</text:p>
      <text:p text:style-name="P33">add_library(big ${many_src})</text:p>
      <text:p text:style-name="P23"/>
      <text:p text:style-name="P24">Это ок, если все исходные файлы необходимо скомпилировать с теми же определениями процессора, включая каталоги и другие файлы. <text:span text:style-name="T11">Однако, крупные проекты обычно организуют свои исходные файлы в группы, часто в отдельных подкаталогах, каждая из которых нуждается в разных версиях, включая каталоги и определения препроцессора. Для таких проектов разработчикам более удобно создавать отдельную цель библиотеки для каждой группы (</text:span><text:span text:style-name="T12">NB: исходников</text:span><text:span text:style-name="T11">). Например, мы можем создать два подкаталога:</text:span></text:p>
      <text:p text:style-name="P34"># A/CMakeLists.txt</text:p>
      <text:p text:style-name="P34">add_library(A ${A_srcs})</text:p>
      <text:p text:style-name="P34"/>
      <text:p text:style-name="P34"># B/CMakeLists.txt</text:p>
      <text:p text:style-name="P34">add_library(B ${B_srcs})</text:p>
      <text:p text:style-name="P25"/>
      <text:p text:style-name="P26">И затем сослаться на эти библиотеки из каталога верхнего уровня:</text:p>
      <text:p text:style-name="P35"># CMakeLists.txt</text:p>
      <text:p text:style-name="P35">add_subdirectory(A)</text:p>
      <text:p text:style-name="P35">add_subdirectory(B)</text:p>
      <text:p text:style-name="P35">add_library(big ${other_srcs})</text:p>
      <text:p text:style-name="P35">target_link_libraries(big A B)</text:p>
      <text:p text:style-name="P27"/>
      <text:p text:style-name="P28">Такой подход прост в использовании и помогает организовать дерево исходных файлов проекта. Поскольку CMake отслеживает связь ссылок автоматически, легко обращаться к «большой библиотеке» в вызовах target_link_libraries в другом месте проекта и позволяет CMake распространять зависимости от A и B. <text:span text:style-name="T13">Недостатком подхода является то, что он создает отдельный файл библиотеки на диске для каждой группы. В этом случае вместо одного большого libbig.a будут созданы файлы библиотеки libbig.a, libA.a и libB.a. Дополнительные файлы могут быть нежелательны для упаковки, дистрибьюции или внешнего использования другими системами сборки. Тип библиотеки OBJECT обеспечивает возможность избежать этого недостатка и получить лучшее от двух вышеперечисленных подходов.</text:span></text:p>
      <text:p text:style-name="P27"><text:tab/><text:span text:style-name="T14">Давайте преобразуем вышеприведенный пример для использования библиотек OBJECT. Сначала изменим два подкаталога, с целью указания типа библиотеки OBJECT:</text:span></text:p>
      <text:p text:style-name="P29"/>
      <text:p text:style-name="P29"/>
      <text:p text:style-name="P36"><text:soft-page-break/># A/CMakeLists.txt</text:p>
      <text:p text:style-name="P36">add_library(A OBJECT ${A_srcs})</text:p>
      <text:p text:style-name="P36"/>
      <text:p text:style-name="P36"># B/CMakeLists.txt</text:p>
      <text:p text:style-name="P36">add_library(B OBJECT ${B_srcs})</text:p>
      <text:p text:style-name="P29"/>
      <text:p text:style-name="P30">Затем мы меняем каталог верхнего уровня, чтобы ссылаться на объектные библиотеки, как на исходники для основной библиотеки:</text:p>
      <text:p text:style-name="P30"/>
      <text:p text:style-name="P37"># CMakeLists.txt</text:p>
      <text:p text:style-name="P37">add_subdirectory(A)</text:p>
      <text:p text:style-name="P37">add_subdirectory(B)</text:p>
      <text:p text:style-name="P37">add_library(big ${other_srcs} </text:p>
      <text:p text:style-name="P37"><text:tab/>$&lt;TARGET_OBJECTS:A&gt; $&lt;TARGET_OBJECTS:B&gt;)</text:p>
      <text:p text:style-name="P27"/>
      <text:p text:style-name="P31">CMake будет компилировать все исходники в подкаталогах A и B, но не создаст каких либо библиотечных файлов. <text:span text:style-name="T15">Затем он скомпилирует все нормальные исходники в один большой. Наконец, CMake построит единственный библиотечный файл, используя объектники, скомпилированные для всех трех целей.</text:span></text:p>
      <text:p text:style-name="P31"><text:tab/><text:span text:style-name="T17">В этом случае производится один большой библиотечный файл libbig.a. Он может быть установлен и распространен как единственный библиотечный файл, эффективно скрывая детали организации дерева исходников.</text:span></text:p>
      <text:p text:style-name="P31"/>
      <text:p text:style-name="P31"/>
      <text:p text:style-name="P31"/>
      <text:p text:style-name="P27"/>
      <text:p text:style-name="P25"/>
      <text:p text:style-name="P24"/>
      <text:p text:style-name="P24"/>
      <text:p text:style-name="P24"/>
      <text:p text:style-name="P18"/>
      <text:p text:style-name="P18"><text:span text:style-name="T8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6:51:33.132246071</meta:creation-date>
    <meta:generator>LibreOffice/5.1.6.2$Linux_X86_64 LibreOffice_project/10m0$Build-2</meta:generator>
    <dc:date>2017-08-15T10:33:56.036760260</dc:date>
    <meta:editing-duration>PT1H51M37S</meta:editing-duration>
    <meta:editing-cycles>46</meta:editing-cycles>
    <meta:document-statistic meta:table-count="0" meta:image-count="0" meta:object-count="0" meta:page-count="3" meta:paragraph-count="72" meta:word-count="567" meta:character-count="4692" meta:non-whitespace-character-count="4183"/>
  </office:meta>
</office:document-meta>
</file>